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7a7a5a"/>
    </style:style>
    <style:style style:name="gr4" style:family="graphic" style:parent-style-name="standard">
      <style:graphic-properties draw:stroke="none" svg:stroke-width="0.001cm" draw:fill-color="#c9c9b6"/>
    </style:style>
    <style:style style:name="gr5" style:family="graphic" style:parent-style-name="standard">
      <style:graphic-properties draw:stroke="none" svg:stroke-width="0.001cm" draw:fill-color="#ff000c"/>
    </style:style>
    <style:style style:name="gr6" style:family="graphic" style:parent-style-name="standard">
      <style:graphic-properties svg:stroke-width="0.001cm" svg:stroke-color="#550000" draw:fill="none" draw:fill-color="#ffffff" fo:padding-top="-0.049cm" fo:padding-bottom="-0.049cm" fo:padding-left="-0.049cm" fo:padding-right="-0.049cm"/>
    </style:style>
    <style:style style:name="gr7" style:family="graphic" style:parent-style-name="standard">
      <style:graphic-properties draw:stroke="none" svg:stroke-width="0.001cm" draw:fill-color="#dbdbce"/>
    </style:style>
    <style:style style:name="gr8" style:family="graphic" style:parent-style-name="standard">
      <style:graphic-properties draw:stroke="none" svg:stroke-width="0.001cm" draw:fill-color="#8e8e8e"/>
    </style:style>
    <style:style style:name="gr9" style:family="graphic" style:parent-style-name="standard">
      <style:graphic-properties svg:stroke-width="0.001cm" svg:stroke-color="#8e8e8e" draw:fill="none" draw:fill-color="#ffffff" fo:padding-top="-0.049cm" fo:padding-bottom="-0.049cm" fo:padding-left="-0.049cm" fo:padding-right="-0.049cm"/>
    </style:style>
  </office:automatic-styles>
  <office:body>
    <office:drawing>
      <draw:page draw:name="page1" draw:style-name="dp1" draw:master-page-name="Default">
        <draw:g>
          <draw:glue-point draw:id="4" svg:x="2.398cm" svg:y="-5cm"/>
          <draw:glue-point draw:id="5" svg:x="3.57cm" svg:y="-5cm"/>
          <draw:glue-point draw:id="6" svg:x="2.984cm" svg:y="-5cm"/>
          <draw:glue-point draw:id="7" svg:x="-5cm" svg:y="5cm"/>
          <draw:glue-point draw:id="8" svg:x="0.311cm" svg:y="5cm"/>
          <draw:glue-point draw:id="9" svg:x="-2.344cm" svg:y="5cm"/>
          <draw:glue-point draw:id="10" svg:x="-5cm" svg:y="2.779cm"/>
          <draw:glue-point draw:id="11" svg:x="-5cm" svg:y="3.89cm"/>
          <draw:glue-point draw:id="12" svg:x="5cm" svg:y="-4.536cm"/>
          <draw:glue-point draw:id="13" svg:x="-0.342cm" svg:y="0.237cm"/>
          <draw:polygon draw:style-name="gr1" draw:layer="layout" svg:width="1.413cm" svg:height="0.444cm" svg:x="0cm" svg:y="1.556cm" svg:viewBox="0 0 1414 445" draw:points="0,0 0,445 1414,445 1414,0">
            <text:p/>
          </draw:polygon>
          <draw:polygon draw:style-name="gr2" draw:layer="layout" svg:width="1.413cm" svg:height="0.444cm" svg:x="0cm" svg:y="1.556cm" svg:viewBox="0 0 1414 445" draw:points="0,445 1414,445 1414,0 0,0">
            <text:p/>
          </draw:polygon>
          <draw:polygon draw:style-name="gr3" draw:layer="layout" svg:width="0.443cm" svg:height="0.887cm" svg:x="1.413cm" svg:y="1.113cm" svg:viewBox="0 0 444 888" draw:points="0,888 0,443 444,0 444,443">
            <text:p/>
          </draw:polygon>
          <draw:polygon draw:style-name="gr2" draw:layer="layout" svg:width="0.443cm" svg:height="0.887cm" svg:x="1.413cm" svg:y="1.113cm" svg:viewBox="0 0 444 888" draw:points="0,888 0,443 444,0 444,443">
            <text:p/>
          </draw:polygon>
          <draw:polygon draw:style-name="gr4" draw:layer="layout" svg:width="1.856cm" svg:height="0.443cm" svg:x="0cm" svg:y="1.113cm" svg:viewBox="0 0 1857 444" draw:points="0,444 432,0 1857,0 1413,444">
            <text:p/>
          </draw:polygon>
          <draw:polygon draw:style-name="gr2" draw:layer="layout" svg:width="1.856cm" svg:height="0.443cm" svg:x="0cm" svg:y="1.113cm" svg:viewBox="0 0 1857 444" draw:points="0,443 432,0 1857,0 1413,444 0,444">
            <text:p/>
          </draw:polygon>
          <draw:polygon draw:style-name="gr5" draw:layer="layout" svg:width="0.134cm" svg:height="0.144cm" svg:x="0.103cm" svg:y="1.69cm" svg:viewBox="0 0 135 145" draw:points="135,72 135,69 135,65 134,61 133,57 133,54 132,50 131,47 129,44 128,40 126,37 125,34 123,30 121,28 119,25 116,22 114,20 111,17 109,15 106,13 103,10 100,9 97,7 94,5 91,4 88,3 84,2 81,1 78,0 74,0 71,0 67,0 64,0 60,0 57,0 54,1 50,2 47,3 44,4 41,5 38,7 35,9 31,10 29,13 26,15 23,17 21,20 18,22 16,25 14,28 12,30 10,34 8,37 7,40 5,44 4,47 3,50 2,54 1,57 1,61 0,65 0,69 0,72 0,75 0,80 1,83 1,87 2,90 3,94 4,97 5,100 7,104 8,107 10,110 12,114 14,116 16,119 18,122 21,125 23,127 26,130 29,131 31,134 35,135 38,137 41,139 44,140 47,141 50,142 54,143 57,144 60,144 64,145 67,145 71,145 74,144 78,144 81,143 84,142 88,141 91,140 94,139 97,137 100,135 103,134 106,131 109,130 111,127 114,125 116,122 119,119 121,116 123,114 125,110 126,107 128,104 129,100 131,97 132,94 133,90 133,87 134,83 135,80 135,75">
            <text:p/>
          </draw:polygon>
          <draw:polygon draw:style-name="gr6" draw:layer="layout" svg:width="0.124cm" svg:height="0.144cm" svg:x="0.103cm" svg:y="1.68cm" svg:viewBox="0 0 125 145" draw:points="125,72 125,68 124,65 124,61 124,58 123,54 122,50 120,47 119,43 118,40 116,37 115,34 113,30 111,28 109,25 107,22 105,20 103,17 100,15 97,13 95,10 92,9 89,7 87,5 84,4 81,3 78,2 74,1 72,0 68,0 65,0 62,0 59,0 56,0 52,0 50,1 46,2 43,3 40,4 37,5 35,7 31,9 29,10 26,13 24,15 21,17 19,20 17,22 15,25 13,28 11,30 9,34 7,37 6,40 5,43 3,47 3,50 1,54 1,58 0,61 0,65 0,68 0,72 0,75 0,80 0,83 1,87 1,90 3,94 3,97 5,101 6,104 7,107 9,110 11,114 13,116 15,119 17,121 19,125 21,127 24,129 26,131 29,133 31,135 35,137 37,139 40,140 43,141 46,142 50,143 52,144 56,144 59,145 62,145 65,145 68,144 72,144 74,143 78,142 81,141 84,140 87,139 89,137 92,135 95,133 97,131 100,129 103,127 105,125 107,121 109,119 111,116 113,114 115,110 116,107 118,104 119,101 120,97 122,94 123,90 124,87 124,83 124,80 125,75">
            <text:p/>
          </draw:polygon>
          <draw:polygon draw:style-name="gr5" draw:layer="layout" svg:width="0.134cm" svg:height="0.144cm" svg:x="0.371cm" svg:y="1.69cm" svg:viewBox="0 0 135 145" draw:points="135,72 135,69 134,65 134,61 133,57 132,54 131,50 130,47 129,44 128,40 126,37 124,34 122,30 120,28 119,25 116,22 113,20 111,17 109,15 105,13 103,10 100,9 97,7 93,5 91,4 87,3 84,2 81,1 77,0 74,0 71,0 67,0 64,0 60,0 57,0 54,1 50,2 47,3 44,4 40,5 38,7 34,9 31,10 28,13 26,15 23,17 20,20 18,22 16,25 14,28 11,30 10,34 8,37 7,40 5,44 4,47 3,50 1,54 1,57 0,61 0,65 0,69 0,72 0,75 0,80 0,83 1,87 1,90 3,94 4,97 5,100 7,104 8,107 10,110 11,114 14,116 16,119 18,122 20,125 23,127 26,130 28,131 31,134 34,135 38,137 40,139 44,140 47,141 50,142 54,143 57,144 60,144 64,145 67,145 71,145 74,144 77,144 81,143 84,142 87,141 91,140 93,139 97,137 100,135 103,134 105,131 109,130 111,127 113,125 116,122 119,119 120,116 122,114 124,110 126,107 128,104 129,100 130,97 131,94 132,90 133,87 134,83 134,80 135,75">
            <text:p/>
          </draw:polygon>
          <draw:polygon draw:style-name="gr6" draw:layer="layout" svg:width="0.124cm" svg:height="0.144cm" svg:x="0.371cm" svg:y="1.68cm" svg:viewBox="0 0 125 145" draw:points="125,72 125,68 125,65 124,61 123,58 123,54 122,50 121,47 120,43 119,40 117,37 115,34 114,30 112,28 110,25 108,22 105,20 103,17 100,15 98,13 95,10 92,9 89,7 87,5 84,4 81,3 78,2 75,1 71,0 68,0 65,0 62,0 59,0 56,0 52,0 50,1 46,2 43,3 40,4 38,5 34,7 32,9 29,10 26,13 24,15 21,17 19,20 17,22 14,25 13,28 10,30 9,34 7,37 5,40 5,43 3,47 2,50 1,54 1,58 0,61 0,65 0,68 0,72 0,75 0,80 0,83 1,87 1,90 2,94 3,97 5,101 5,104 7,107 9,110 10,114 13,116 14,119 17,121 19,125 21,127 24,129 26,131 29,133 32,135 34,137 38,139 40,140 43,141 46,142 50,143 52,144 56,144 59,145 62,145 65,145 68,144 71,144 75,143 78,142 81,141 84,140 87,139 89,137 92,135 95,133 98,131 100,129 103,127 105,125 108,121 110,119 112,116 114,114 115,110 117,107 119,104 120,101 121,97 122,94 123,90 123,87 124,83 125,80 125,75">
            <text:p/>
          </draw:polygon>
          <draw:polygon draw:style-name="gr5" draw:layer="layout" svg:width="0.144cm" svg:height="0.144cm" svg:x="0.629cm" svg:y="1.69cm" svg:viewBox="0 0 145 145" draw:points="145,72 145,69 145,65 144,61 143,57 143,54 142,50 140,47 139,44 137,40 135,37 134,34 132,30 129,28 127,25 125,22 122,20 119,17 117,15 113,13 111,10 107,9 104,7 101,5 97,4 94,3 90,2 87,1 83,0 80,0 76,0 72,0 68,0 64,0 61,0 58,1 54,2 50,3 47,4 44,5 40,7 37,9 33,10 31,13 27,15 25,17 22,20 19,22 17,25 15,28 12,30 10,34 9,37 7,40 5,44 4,47 3,50 2,54 1,57 0,61 0,65 0,69 0,72 0,75 0,80 0,83 1,87 2,90 3,94 4,97 5,100 7,104 9,107 10,110 12,114 15,116 17,119 19,122 22,125 25,127 27,130 31,131 33,134 37,135 40,137 44,139 47,140 50,141 54,142 58,143 61,144 64,144 68,145 72,145 76,145 80,144 83,144 87,143 90,142 94,141 97,140 101,139 104,137 107,135 111,134 113,131 117,130 119,127 122,125 125,122 127,119 129,116 132,114 134,110 135,107 137,104 139,100 140,97 142,94 143,90 143,87 144,83 145,80 145,75">
            <text:p/>
          </draw:polygon>
          <draw:polygon draw:style-name="gr6" draw:layer="layout" svg:width="0.144cm" svg:height="0.144cm" svg:x="0.619cm" svg:y="1.68cm" svg:viewBox="0 0 145 145" draw:points="145,72 145,68 145,65 144,61 144,58 143,54 142,50 140,47 139,43 137,40 136,37 134,34 132,30 129,28 127,25 125,22 122,20 120,17 117,15 114,13 111,10 108,9 104,7 101,5 97,4 94,3 90,2 87,1 83,0 80,0 76,0 72,0 69,0 64,0 61,0 58,1 54,2 51,3 47,4 43,5 41,7 37,9 33,10 31,13 27,15 25,17 22,20 19,22 17,25 15,28 13,30 10,34 9,37 7,40 5,43 4,47 3,50 2,54 1,58 0,61 0,65 0,68 0,72 0,75 0,80 0,83 1,87 2,90 3,94 4,97 5,101 7,104 9,107 10,110 13,114 15,116 17,119 19,121 22,125 25,127 27,129 31,131 33,133 37,135 41,137 43,139 47,140 51,141 54,142 58,143 61,144 64,144 69,145 72,145 76,145 80,144 83,144 87,143 90,142 94,141 97,140 101,139 104,137 108,135 111,133 114,131 117,129 120,127 122,125 125,121 127,119 129,116 132,114 134,110 136,107 137,104 139,101 140,97 142,94 143,90 144,87 144,83 145,80 145,75">
            <text:p/>
          </draw:polygon>
          <draw:polygon draw:style-name="gr5" draw:layer="layout" svg:width="0.134cm" svg:height="0.144cm" svg:x="0.897cm" svg:y="1.69cm" svg:viewBox="0 0 135 145" draw:points="135,72 135,69 135,65 134,61 133,57 132,54 131,50 130,47 129,44 128,40 126,37 125,34 123,30 121,28 119,25 116,22 113,20 111,17 109,15 105,13 103,10 100,9 97,7 94,5 91,4 88,3 84,2 81,1 78,0 74,0 70,0 67,0 64,0 60,0 57,0 54,1 50,2 47,3 44,4 41,5 37,7 35,9 31,10 29,13 26,15 23,17 21,20 19,22 16,25 14,28 12,30 10,34 9,37 7,40 5,44 4,47 3,50 2,54 1,57 1,61 0,65 0,69 0,72 0,75 0,80 1,83 1,87 2,90 3,94 4,97 5,100 7,104 9,107 10,110 12,114 14,116 16,119 19,122 21,125 23,127 26,130 29,131 31,134 35,135 37,137 41,139 44,140 47,141 50,142 54,143 57,144 60,144 64,145 67,145 70,145 74,144 78,144 81,143 84,142 88,141 91,140 94,139 97,137 100,135 103,134 105,131 109,130 111,127 113,125 116,122 119,119 121,116 123,114 125,110 126,107 128,104 129,100 130,97 131,94 132,90 133,87 134,83 135,80 135,75">
            <text:p/>
          </draw:polygon>
          <draw:polygon draw:style-name="gr6" draw:layer="layout" svg:width="0.124cm" svg:height="0.144cm" svg:x="0.897cm" svg:y="1.68cm" svg:viewBox="0 0 125 145" draw:points="125,72 125,68 125,65 124,61 123,58 123,54 122,50 121,47 120,43 119,40 117,37 115,34 114,30 112,28 110,25 107,22 105,20 103,17 101,15 98,13 95,10 93,9 90,7 87,5 84,4 81,3 78,2 75,1 72,0 68,0 65,0 62,0 59,0 56,0 52,0 50,1 46,2 43,3 41,4 37,5 35,7 32,9 29,10 27,13 24,15 21,17 19,20 17,22 15,25 13,28 11,30 9,34 7,37 6,40 5,43 4,47 3,50 1,54 1,58 0,61 0,65 0,68 0,72 0,75 0,80 0,83 1,87 1,90 3,94 4,97 5,101 6,104 7,107 9,110 11,114 13,116 15,119 17,121 19,125 21,127 24,129 27,131 29,133 32,135 35,137 37,139 41,140 43,141 46,142 50,143 52,144 56,144 59,145 62,145 65,145 68,144 72,144 75,143 78,142 81,141 84,140 87,139 90,137 93,135 95,133 98,131 101,129 103,127 105,125 107,121 110,119 112,116 114,114 115,110 117,107 119,104 120,101 121,97 122,94 123,90 123,87 124,83 125,80 125,75">
            <text:p/>
          </draw:polygon>
          <draw:polygon draw:style-name="gr5" draw:layer="layout" svg:width="0.144cm" svg:height="0.144cm" svg:x="1.155cm" svg:y="1.69cm" svg:viewBox="0 0 145 145" draw:points="145,72 145,69 145,65 144,61 143,57 143,54 142,50 140,47 139,44 137,40 136,37 133,34 132,30 129,28 127,25 125,22 122,20 119,17 117,15 114,13 110,10 107,9 104,7 101,5 97,4 94,3 90,2 86,1 83,0 80,0 76,0 72,0 68,0 65,0 61,0 58,1 54,2 50,3 47,4 43,5 40,7 37,9 34,10 30,13 27,15 25,17 22,20 20,22 17,25 15,28 12,30 11,34 8,37 7,40 5,44 4,47 2,50 2,54 1,57 0,61 0,65 0,69 0,72 0,75 0,80 0,83 1,87 2,90 2,94 4,97 5,100 7,104 8,107 11,110 12,114 15,116 17,119 20,122 22,125 25,127 27,130 30,131 34,134 37,135 40,137 43,139 47,140 50,141 54,142 58,143 61,144 65,144 68,145 72,145 76,145 80,144 83,144 86,143 90,142 94,141 97,140 101,139 104,137 107,135 110,134 114,131 117,130 119,127 122,125 125,122 127,119 129,116 132,114 133,110 136,107 137,104 139,100 140,97 142,94 143,90 143,87 144,83 145,80 145,75">
            <text:p/>
          </draw:polygon>
          <draw:polygon draw:style-name="gr6" draw:layer="layout" svg:width="0.144cm" svg:height="0.144cm" svg:x="1.145cm" svg:y="1.68cm" svg:viewBox="0 0 145 145" draw:points="145,72 145,68 144,65 144,61 143,58 142,54 141,50 140,47 139,43 137,40 135,37 133,34 131,30 129,28 127,25 125,22 121,20 119,17 116,15 113,13 110,10 107,9 104,7 101,5 97,4 94,3 90,2 87,1 83,0 80,0 75,0 72,0 68,0 65,0 61,0 58,1 54,2 50,3 47,4 43,5 40,7 37,9 34,10 31,13 28,15 25,17 22,20 20,22 17,25 15,28 12,30 10,34 8,37 7,40 5,43 4,47 2,50 2,54 1,58 0,61 0,65 0,68 0,72 0,75 0,80 0,83 1,87 2,90 2,94 4,97 5,101 7,104 8,107 10,110 12,114 15,116 17,119 20,121 22,125 25,127 28,129 31,131 34,133 37,135 40,137 43,139 47,140 50,141 54,142 58,143 61,144 65,144 68,145 72,145 75,145 80,144 83,144 87,143 90,142 94,141 97,140 101,139 104,137 107,135 110,133 113,131 116,129 119,127 121,125 125,121 127,119 129,116 131,114 133,110 135,107 137,104 139,101 140,97 141,94 142,90 143,87 144,83 144,80 145,75">
            <text:p/>
          </draw:polygon>
          <draw:polygon draw:style-name="gr7" draw:layer="layout" svg:width="1.877cm" svg:height="1.423cm" svg:x="0.784cm" svg:y="0cm" svg:viewBox="0 0 1878 1424" draw:points="216,92 0,1424 1661,1424 1878,92 1557,92 1496,0 1186,0 1124,92">
            <text:p/>
          </draw:polygon>
          <draw:polygon draw:style-name="gr2" draw:layer="layout" svg:width="1.877cm" svg:height="1.421cm" svg:x="0.784cm" svg:y="0.002cm" svg:viewBox="0 0 1878 1422" draw:points="216,91 0,1422 1661,1422 1878,91 1557,91 1497,0 1185,0 1124,91">
            <text:p/>
          </draw:polygon>
          <draw:polygon draw:style-name="gr1" draw:layer="layout" svg:width="1.825cm" svg:height="1.227cm" svg:x="0.619cm" svg:y="0.196cm" svg:viewBox="0 0 1826 1228" draw:points="0,0 165,1228 1826,1228 1650,0">
            <text:p/>
          </draw:polygon>
          <draw:polygon draw:style-name="gr2" draw:layer="layout" svg:width="1.825cm" svg:height="1.227cm" svg:x="0.619cm" svg:y="0.196cm" svg:viewBox="0 0 1826 1228" draw:points="0,0 165,1228 1826,1228 1650,0">
            <text:p/>
          </draw:polygon>
          <draw:polygon draw:style-name="gr8" draw:layer="layout" svg:width="0.279cm" svg:height="0.052cm" svg:x="1.98cm" svg:y="0.031cm" svg:viewBox="0 0 280 53" draw:points="10,0 0,53 269,53 280,0">
            <text:p/>
          </draw:polygon>
          <draw:polygon draw:style-name="gr9" draw:layer="layout" svg:width="0.279cm" svg:height="0.052cm" svg:x="1.98cm" svg:y="0.031cm" svg:viewBox="0 0 280 53" draw:points="10,0 0,53 269,53 28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BBS</dc:title>
    <meta:creation-date>2011-02-07T16:37:04</meta:creation-date>
    <meta:editing-duration>P0D</meta:editing-duration>
    <meta:editing-cycles>1</meta:editing-cycles>
    <meta:document-statistic meta:object-count="23"/>
    <meta:generator>OpenOffice.org/3.3$Linux OpenOffice.org_project/330m20$Build-9567</meta:generator>
  </office:meta>
</office:document-meta>
</file>